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AllScorer.MatchAllScorer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tchAll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Scorer.calculateDocFilt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atchAllScor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All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tchAllScorer.score( HitCollector h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AllScor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